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edium-content-serif-font" svg:font-family="medium-content-serif-font, Georgia, Cambria, 'Times New Roman', Time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6pt" fo:font-weight="normal" officeooo:rsid="00197a73" officeooo:paragraph-rsid="00197a73" style:font-size-asian="16pt" style:font-weight-asian="normal" style:font-size-complex="16pt" style:font-weight-complex="normal"/>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529cm" fo:margin-right="0cm" fo:text-indent="0cm" style:auto-text-indent="false"/>
    </style:style>
    <style:style style:name="P4" style:family="paragraph" style:parent-style-name="Standard">
      <style:text-properties fo:font-size="16pt" fo:font-weight="bold" officeooo:rsid="00197a73" officeooo:paragraph-rsid="00197a73" style:font-size-asian="16pt" style:font-weight-asian="bold" style:font-size-complex="16pt" style:font-weight-complex="bold"/>
    </style:style>
    <style:style style:name="P5" style:family="paragraph" style:parent-style-name="Standard">
      <style:text-properties fo:font-size="16pt" fo:font-weight="normal" officeooo:rsid="00197a73" officeooo:paragraph-rsid="00197a73" style:font-size-asian="16pt" style:font-weight-asian="normal" style:font-size-complex="16pt" style:font-weight-complex="normal"/>
    </style:style>
    <style:style style:name="T1" style:family="text">
      <style:text-properties fo:font-variant="normal" fo:text-transform="none" style:font-name="medium-content-serif-font" fo:font-size="15.75pt" fo:letter-spacing="normal" fo:font-style="normal"/>
    </style:style>
    <style:style style:name="T2" style:family="text">
      <style:text-properties fo:font-variant="normal" fo:text-transform="none" fo:color="#6c6c6c" style:font-name="Arial" fo:font-size="13.5pt" fo:letter-spacing="normal" fo:font-style="normal"/>
    </style:style>
    <style:style style:name="T3" style:family="text">
      <style:text-properties fo:font-variant="normal" fo:text-transform="none" fo:color="#6c6c6c" style:font-name="Arial" fo:font-size="13.5pt" fo:letter-spacing="normal" fo:font-style="normal" fo:font-weight="normal"/>
    </style:style>
    <style:style style:name="T4" style:family="text">
      <style:text-properties fo:font-variant="normal" fo:text-transform="none" fo:color="#00b3ac" style:font-name="Arial" fo:font-size="13.5pt" fo:letter-spacing="normal" fo:font-style="normal" style:text-underline-style="solid" style:text-underline-width="auto" style:text-underline-color="font-color"/>
    </style:style>
    <style:style style:name="T5" style:family="text">
      <style:text-properties fo:font-variant="normal" fo:text-transform="none" fo:color="#00b3ac" style:font-name="Arial" fo:font-size="13.5pt" fo:letter-spacing="normal" fo:font-style="normal" style:text-underline-style="solid" style:text-underline-width="auto" style:text-underline-color="font-color" fo:font-weight="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eural Networks</text:p>
      <text:p text:style-name="P4"/>
      <text:p text:style-name="P5"><text:span text:style-name="T1">Neural Network or Artificial Neural Network(ANN) is something very similar to a brain. Just like neurons in the brain are responsible for all of our task similar to that in ANN also consist of neurons, A “neuron” in a neural network is a simple mathematical function capturing and organizing information according to an architecture of the provided Dataset.</text:span> </text:p>
      <text:p text:style-name="P5"/>
      <text:p text:style-name="P5"/>
      <text:p text:style-name="P5"><text:a xlink:type="simple" xlink:href="https://chatbotsmagazine.com/something-you-need-to-know-about-neural-network-2de9fd4e1ced" text:style-name="Internet_20_link" text:visited-style-name="Visited_20_Internet_20_Link">https://chatbotsmagazine.com/something-you-need-to-know-about-neural-network-2de9fd4e1ced</text:a></text:p>
      <text:p text:style-name="P5"/>
      <text:p text:style-name="P5"/>
      <text:p text:style-name="P5"/>
      <text:p text:style-name="P5"/>
      <text:p text:style-name="P4">Recurrent Neural Networks</text:p>
      <text:p text:style-name="P5"/>
      <text:p text:style-name="P1"><text:span text:style-name="T2">A recurrent neural network (RNN) is a type of artificial </text:span><text:a xlink:type="simple" xlink:href="https://searchenterpriseai.techtarget.com/definition/neural-network" text:style-name="Internet_20_link" text:visited-style-name="Visited_20_Internet_20_Link"><text:span text:style-name="T4">neural network</text:span></text:a><text:span text:style-name="T2"> commonly used in </text:span><text:a xlink:type="simple" xlink:href="https://searchcrm.techtarget.com/definition/speech-recognition" text:style-name="Internet_20_link" text:visited-style-name="Visited_20_Internet_20_Link"><text:span text:style-name="T4">speech recognition</text:span></text:a><text:span text:style-name="T2"> and natural language processing (</text:span><text:a xlink:type="simple" xlink:href="https://searchbusinessanalytics.techtarget.com/definition/natural-language-processing-NLP" text:style-name="Internet_20_link" text:visited-style-name="Visited_20_Internet_20_Link"><text:span text:style-name="T4">NLP</text:span></text:a><text:span text:style-name="T2">). RNNs are designed to recognize a data's sequential characteristics and use patterns to predict the next likely scenario.</text:span></text:p>
      <text:section text:style-name="Sect1" text:name="halfpage">
        <text:p text:style-name="P3"/>
      </text:section>
      <text:p text:style-name="P2"><text:span text:style-name="T3">RNNs are used in </text:span><text:a xlink:type="simple" xlink:href="https://searchenterpriseai.techtarget.com/definition/deep-learning-deep-neural-network" text:style-name="Internet_20_link" text:visited-style-name="Visited_20_Internet_20_Link"><text:span text:style-name="T5">deep learning</text:span></text:a><text:span text:style-name="T3"> and in the development of models that simulate the activity of neurons in the human brain. They are especially powerful in use cases in which context is critical to predicting an outcome and are distinct from other types of artificial neural networks because they use feedback loops to process a sequence of data that informs the final output, which can also be a sequence of data . These feedback loops allow information to persist; the effect is often described as memory</text:span></text:p>
      <text:p text:style-name="P5"/>
      <text:p text:style-name="P5"/>
      <text:p text:style-name="P5"/>
      <text:p text:style-name="P5"><text:a xlink:type="simple" xlink:href="https://blog.kovalevskyi.com/rnn-based-chatbot-for-6-hours-b847d2d92c43" text:style-name="Internet_20_link" text:visited-style-name="Visited_20_Internet_20_Link">https://blog.kovalevskyi.com/rnn-based-chatbot-for-6-hours-b847d2d92c43</text:a></text:p>
      <text:p text:style-name="P5"><text:a xlink:type="simple" xlink:href="https://hub.packtpub.com/build-generative-chatbot-using-recurrent-neural-networks-lstm-rnns/" text:style-name="Internet_20_link" text:visited-style-name="Visited_20_Internet_20_Link">https://hub.packtpub.com/build-generative-chatbot-using-recurrent-neural-networks-lstm-rnns/</text:a></text:p>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edium-content-serif-font" svg:font-family="medium-content-serif-font, Georgia, Cambria, 'Times New Roman', Time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1:53:50.357000000</meta:creation-date>
    <dc:date>2018-09-05T22:02:40.796000000</dc:date>
    <meta:editing-duration>PT8M50S</meta:editing-duration>
    <meta:editing-cycles>1</meta:editing-cycles>
    <meta:document-statistic meta:table-count="0" meta:image-count="0" meta:object-count="0" meta:page-count="2" meta:paragraph-count="8" meta:word-count="193" meta:character-count="1421" meta:non-whitespace-character-count="1235"/>
    <meta:generator>LibreOffice/5.3.0.3$Windows_x86 LibreOffice_project/7074905676c47b82bbcfbea1aeefc84afe1c50e1</meta:generator>
  </office:meta>
</office:document-meta>
</file>